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7"/>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9"/>
    <style:style style:name="P44" style:family="paragraph" style:parent-style-name="Text_20_body" style:list-style-name="L19">
      <style:paragraph-properties fo:margin-top="0in" fo:margin-bottom="0in" style:contextual-spacing="false"/>
    </style:style>
    <style:style style:name="P45" style:family="paragraph" style:parent-style-name="Text_20_body" style:list-style-name="L20"/>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1"/>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2"/>
    <style:style style:name="P50" style:family="paragraph" style:parent-style-name="Text_20_body" style:list-style-name="L22">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3">
      <style:paragraph-properties fo:margin-top="0in" fo:margin-bottom="0in" style:contextual-spacing="false"/>
    </style:style>
    <style:style style:name="P53" style:family="paragraph" style:parent-style-name="Text_20_body" style:list-style-name="L24"/>
    <style:style style:name="P54" style:family="paragraph" style:parent-style-name="Text_20_body" style:list-style-name="L24">
      <style:paragraph-properties fo:margin-top="0in" fo:margin-bottom="0in" style:contextual-spacing="false"/>
    </style:style>
    <style:style style:name="P55" style:family="paragraph" style:parent-style-name="Text_20_body" style:list-style-name="L25"/>
    <style:style style:name="P56" style:family="paragraph" style:parent-style-name="Text_20_body" style:list-style-name="L25">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ifi_csi_gait_project_guide.pdf</text:p>
      <text:p text:style-name="Standard">PDF</text:p>
      <text:p text:style-name="Standard">What I already Did ms word.docx</text:p>
      <text:p text:style-name="Standard">Document</text:p>
      <text:section text:style-name="Sect1" text:name="_r_4fm_">
        <text:p text:style-name="P4">I have provided you 2 pdf. 1st is the guide to setup which I got from GPT's pro (research grade intelegent model) and 2nd pdf is my chat history of practical setup time. Now judge my overall task if I am going to the right direction or there is a better way. analyze in deep and guide me for the best way of setup where there will not face any error</text:p>
      </text:section>
      <text:p text:style-name="Text_20_body">uname \-r apt-mark showhold grep '^Prompt=' /etc/update-manager/release-upgrades nmcli dev status iw dev</text:p>
      <text:p text:style-name="Text_20_body"><draw:frame draw:style-name="fr1" draw:name="Image1" text:anchor-type="as-char" svg:width="7.6874in" svg:height="5.0937in" draw:z-index="0"><draw:image xlink:href="https://chatgpt.com/backend-api/estuary/content?id=file_0000000087fc7208a6c3feb5dcd495c8&amp;ts=494067&amp;p=fs&amp;cid=1&amp;sig=801ab55c640b3ac9a58cee60d2962378d0d4a235b2f132cd88cf6265a04ab42c&amp;v=0" xlink:type="simple" xlink:show="embed" xlink:actuate="onLoad"/><svg:title>image.png</svg:title></draw:frame></text:p>
      <text:p text:style-name="Text_20_body">lsmod | grep \-E 'iwlwifi|iwldvm|mac80211' dmesg | tail \-n 80 rfkill list lspci | grep \-i \-E 'network|wireless' sudo modprobe iwlwifi connector\_log\=0x1 sleep 3 iw dev ip link</text:p>
      <text:p text:style-name="P5">Pasted text.txt</text:p>
      <text:p text:style-name="Text_20_body">Document</text:p>
      <text:p text:style-name="Text_20_body">Then on the **transmitter machine**, because your receiver is stuck on **channel 1**, match it exactly with **channel 1 HT20**:</text:p>
      <text:p text:style-name="P5"><text:soft-page-break/><draw:frame draw:style-name="fr1" draw:name="Image2" text:anchor-type="as-char" svg:width="7.6354in" svg:height="5.0937in" draw:z-index="1"><draw:image xlink:href="https://chatgpt.com/backend-api/estuary/content?id=file_00000000233c7208b4d33c37d3b508d1&amp;ts=494067&amp;p=fs&amp;cid=1&amp;sig=641796def8b12fe781d39bb1d0ca6d8122e82f0f0282e4830742d79707f34829&amp;v=0" xlink:type="simple" xlink:show="embed" xlink:actuate="onLoad"/><svg:title>image.png</svg:title></draw:frame></text:p>
      <text:p text:style-name="P5"><draw:frame draw:style-name="fr1" draw:name="Image3" text:anchor-type="as-char" svg:width="13.5311in" svg:height="2.8228in" draw:z-index="2"><draw:image xlink:href="https://chatgpt.com/backend-api/estuary/content?id=file_00000000d5d4720895e84587856a52af&amp;ts=494067&amp;p=fs&amp;cid=1&amp;sig=82b8ac9738d0bc1a816724aba5d215ba41d931c8f195e92f981f1599ec1a3264&amp;v=0" xlink:type="simple" xlink:show="embed" xlink:actuate="onLoad"/><svg:title>image.png</svg:title></draw:frame></text:p>
      <text:section text:style-name="Sect1" text:name="_r_4ft_">
        <text:p text:style-name="P6">I have 1 mi router which is now password protected on which I am using internet via ethernet. Can I use my samsung tab s4 as a transmitter</text:p>
      </text:section>
      <text:p text:style-name="P5"><text:soft-page-break/><draw:frame draw:style-name="fr1" draw:name="Image4" text:anchor-type="as-char" svg:width="16.6665in" svg:height="26.6665in" draw:z-index="3"><draw:image xlink:href="https://chatgpt.com/backend-api/estuary/content?id=file_00000000105c72088f1c84915e57d20d&amp;ts=494067&amp;p=fs&amp;cid=1&amp;sig=909561def804e276b7ef9541166972951612ea3cdcaf8dc7a75a8d02ca3c4845&amp;v=0" xlink:type="simple" xlink:show="embed" xlink:actuate="onLoad"/><svg:title>Uploaded image</svg:title></draw:frame></text:p>
      <text:section text:style-name="Sect1" text:name="_r_4g1_">
        <text:p text:style-name="P6"><text:soft-page-break/>This is my tab s4 hotpot config and I want to use it as a transmitter. Later I will use a regular router</text:p>
      </text:section>
      <text:p text:style-name="P5"><draw:frame draw:style-name="fr1" draw:name="Image5" text:anchor-type="as-char" svg:width="13.6354in" svg:height="8in" draw:z-index="4"><draw:image xlink:href="https://chatgpt.com/backend-api/estuary/content?id=file_00000000fc107208b5c64c651be39a58&amp;ts=494067&amp;p=fs&amp;cid=1&amp;sig=0cb8666fb80467a9f9554f793025ebb03bd704122f872bdc4f6f59987b0a73df&amp;v=0" xlink:type="simple" xlink:show="embed" xlink:actuate="onLoad"/><svg:title>image.png</svg:title></draw:frame></text:p>
      <text:p text:style-name="P5"><text:soft-page-break/><draw:frame draw:style-name="fr1" draw:name="Image6" text:anchor-type="as-char" svg:width="13.6457in" svg:height="8in" draw:z-index="5"><draw:image xlink:href="https://chatgpt.com/backend-api/estuary/content?id=file_000000002dc47208ab09dc59ed58f86d&amp;ts=494067&amp;p=fs&amp;cid=1&amp;sig=2d0a613ea2d28198bab2bf011444fdf301315d1ee4831d2f140069059e7ba669&amp;v=0" xlink:type="simple" xlink:show="embed" xlink:actuate="onLoad"/><svg:title>image.png</svg:title></draw:frame></text:p>
      <text:p text:style-name="P5"><text:soft-page-break/><draw:frame draw:style-name="fr1" draw:name="Image7" text:anchor-type="as-char" svg:width="13.5728in" svg:height="8in" draw:z-index="6"><draw:image xlink:href="https://chatgpt.com/backend-api/estuary/content?id=file_0000000033f87208a89a9386082d5198&amp;ts=494067&amp;p=fs&amp;cid=1&amp;sig=34a83169024a67511567ca52db98de06ebd8a9cb6b0d05669a0b7867e97221e3&amp;v=0" xlink:type="simple" xlink:show="embed" xlink:actuate="onLoad"/><svg:title>image.png</svg:title></draw:frame></text:p>
      <text:p text:style-name="P5"><text:soft-page-break/><draw:frame draw:style-name="fr1" draw:name="Image8" text:anchor-type="as-char" svg:width="13.5626in" svg:height="8in" draw:z-index="7"><draw:image xlink:href="https://chatgpt.com/backend-api/estuary/content?id=file_000000008a887208982a4e64e90563bf&amp;ts=494067&amp;p=fs&amp;cid=1&amp;sig=152fe2e3942540d934961429f74603647cda1a3398da0eb3f25e9c531ec9be17&amp;v=0" xlink:type="simple" xlink:show="embed" xlink:actuate="onLoad"/><svg:title>image.png</svg:title></draw:frame></text:p>
      <text:p text:style-name="P5"><text:soft-page-break/><draw:frame draw:style-name="fr1" draw:name="Image9" text:anchor-type="as-char" svg:width="12.198in" svg:height="2.1354in" draw:z-index="8"><draw:image xlink:href="https://chatgpt.com/backend-api/estuary/content?id=file_00000000cb58720896aa96f5c951188b&amp;ts=494067&amp;p=fs&amp;cid=1&amp;sig=f435eb5a57ca48ea04cbc11f1b3087f2faf1afa17542bfddf5b9fc986c078bb2&amp;v=0" xlink:type="simple" xlink:show="embed" xlink:actuate="onLoad"/><svg:title>image.png</svg:title></draw:frame></text:p>
      <text:p text:style-name="P5"><draw:frame draw:style-name="fr1" draw:name="Image10" text:anchor-type="as-char" svg:width="11.3543in" svg:height="3.0728in" draw:z-index="9"><draw:image xlink:href="https://chatgpt.com/backend-api/estuary/content?id=file_000000000ea4720893cb74da3e64a491&amp;ts=494067&amp;p=fs&amp;cid=1&amp;sig=72639d8105919965c3e4b48b9e625ebadb459f3333e0d26685337c2cd25b1a67&amp;v=0" xlink:type="simple" xlink:show="embed" xlink:actuate="onLoad"/><svg:title>image.png</svg:title></draw:frame></text:p>
      <text:p text:style-name="P5"><draw:frame draw:style-name="fr1" draw:name="Image11" text:anchor-type="as-char" svg:width="10.4063in" svg:height="3.2398in" draw:z-index="10"><draw:image xlink:href="https://chatgpt.com/backend-api/estuary/content?id=file_000000000ed872089bd3daf143b68070&amp;ts=494067&amp;p=fs&amp;cid=1&amp;sig=22a4fe5b4f699853a9165fc04f52c1756dddcbd2a18098308c29331dd88c7c2b&amp;v=0" xlink:type="simple" xlink:show="embed" xlink:actuate="onLoad"/><svg:title>image.png</svg:title></draw:frame></text:p>
      <text:p text:style-name="P5"><draw:frame draw:style-name="fr1" draw:name="Image12" text:anchor-type="as-char" svg:width="10.1772in" svg:height="1.3543in" draw:z-index="11"><draw:image xlink:href="https://chatgpt.com/backend-api/estuary/content?id=file_00000000d0247208b193cbf76616a85c&amp;ts=494067&amp;p=fs&amp;cid=1&amp;sig=a239ffe97864ec19dafd7569ff3ad47cf8872942d8964526317f98499998cb3a&amp;v=0" xlink:type="simple" xlink:show="embed" xlink:actuate="onLoad"/><svg:title>image.png</svg:title></draw:frame></text:p>
      <text:p text:style-name="P5"><text:soft-page-break/><draw:frame draw:style-name="fr1" draw:name="Image13" text:anchor-type="as-char" svg:width="12.2709in" svg:height="1.8126in" draw:z-index="12"><draw:image xlink:href="https://chatgpt.com/backend-api/estuary/content?id=file_0000000007d47208aa649aec96a29be5&amp;ts=494067&amp;p=fs&amp;cid=1&amp;sig=2eb7afb9e3bcd8fb7ec70115fb27dd21fabd5f8ec4d596dcedc123a5d861787f&amp;v=0" xlink:type="simple" xlink:show="embed" xlink:actuate="onLoad"/><svg:title>image.png</svg:title></draw:frame></text:p>
      <text:section text:style-name="Sect1" text:name="_r_4gh_">
        <text:p text:style-name="P6">Pop up was there</text:p>
      </text:section>
      <text:p text:style-name="P5"><draw:frame draw:style-name="fr1" draw:name="Image14" text:anchor-type="as-char" svg:width="13.5728in" svg:height="6.2602in" draw:z-index="13"><draw:image xlink:href="https://chatgpt.com/backend-api/estuary/content?id=file_000000004ec0720882d0da0142794f8a&amp;ts=494067&amp;p=fs&amp;cid=1&amp;sig=f9e550cc33cfee98c641a4a6facc163d257b07d3a6728b184d13a81ca71ab54f&amp;v=0" xlink:type="simple" xlink:show="embed" xlink:actuate="onLoad"/><svg:title>image.png</svg:title></draw:frame></text:p>
      <text:p text:style-name="P5"><text:soft-page-break/><draw:frame draw:style-name="fr1" draw:name="Image15" text:anchor-type="as-char" svg:width="2.2602in" svg:height="1.8957in" draw:z-index="14"><draw:image xlink:href="https://chatgpt.com/backend-api/estuary/content?id=file_00000000a8d8720891a10f7b76d1a125&amp;ts=494067&amp;p=fs&amp;cid=1&amp;sig=149aa62930030c334437998a19e08df807bf6b51fd9a5a42fe76e47ebe1298b1&amp;v=0" xlink:type="simple" xlink:show="embed" xlink:actuate="onLoad"/><svg:title>image.png</svg:title></draw:frame></text:p>
      <text:p text:style-name="P5"><draw:frame draw:style-name="fr1" draw:name="Image16" text:anchor-type="as-char" svg:width="4.5417in" svg:height="1.8126in" draw:z-index="15"><draw:image xlink:href="https://chatgpt.com/backend-api/estuary/content?id=file_0000000061247208b5a14efafb879952&amp;ts=494067&amp;p=fs&amp;cid=1&amp;sig=a722302889f6d9f94515763dac2c91b6e367f949494abec9d2ebdbbc5e2efc60&amp;v=0" xlink:type="simple" xlink:show="embed" xlink:actuate="onLoad"/><svg:title>image.png</svg:title></draw:frame></text:p>
      <text:section text:style-name="Sect1" text:name="_r_4gn_">
        <text:p text:style-name="P6">my gui requirements : 01. Subject ID: both input field and increment/decrement button 02. Trial: auto-increment of trial along with increment/decrement button. Suppose trial 5 is been completed and auto-incremented to trial 6, then if I dercement by one then trial 5 will be retaken (will be overritten) 03. Proper syschronization between the gui and data capture. for example when I will click the start button, the data must be capturing from that moment; not befor and not after. proper sysc must be maintained 04. The data directory tree must be organized i.e for subject id it is okay but for trial id it should be just like "trial_01", "trial_02", "trial_03",.....; not extra thing. I need a clean dataset 05. I need to inspect what is inside "session.json", "session_raw.csi.dat", "logger_stdout.txt", "ping.txt". If this feature can be integrated in the same gui go for that or you can make me a seperate gui to for inspection of the collected data. My strong recomendation is implement all in one gui. 06. I need to change the transmetter router multiple time. the gui should handle connecting my pc to the transmitter router 07. Add other features, flexibilities according to your recomendation. </text:p>
      </text:section>
      <text:p text:style-name="P5"><text:soft-page-break/><draw:frame draw:style-name="fr1" draw:name="Image17" text:anchor-type="as-char" svg:width="13.6354in" svg:height="8in" draw:z-index="16"><draw:image xlink:href="https://chatgpt.com/backend-api/estuary/content?id=file_00000000a6d872089e2a28d65aae39a8&amp;ts=494067&amp;p=fs&amp;cid=1&amp;sig=180f236b7e6335ca4e919b87b1e26afa843bbdf4614b9ca2eba967fac74daf30&amp;v=0" xlink:type="simple" xlink:show="embed" xlink:actuate="onLoad"/><svg:title>image.png</svg:title></draw:frame></text:p>
      <text:section text:style-name="Sect1" text:name="_r_4gr_">
        <text:p text:style-name="P6">there are some issues. the inputs should not be in bangla, all must be in english standard.</text:p>
      </text:section>
      <text:p text:style-name="P5"><text:soft-page-break/><draw:frame draw:style-name="fr1" draw:name="Image18" text:anchor-type="as-char" svg:width="13.8437in" svg:height="8in" draw:z-index="17"><draw:image xlink:href="https://chatgpt.com/backend-api/estuary/content?id=file_0000000073987208951db1dd6e9e2c5b&amp;ts=494067&amp;p=fs&amp;cid=1&amp;sig=a44b0e6fe610de77b8ad86c3a0ba81269c148e5ae91b74653891a1bb1d6837f5&amp;v=0" xlink:type="simple" xlink:show="embed" xlink:actuate="onLoad"/><svg:title>image.png</svg:title></draw:frame></text:p>
      <text:section text:style-name="Sect1" text:name="_r_4gv_">
        <text:p text:style-name="P6">does pyQT5 works with older intel 5300 csi tool?</text:p>
      </text:section>
      <text:p text:style-name="Text_20_body">grep \-n "text=" ~/csi\_gui\_qt.py</text:p>
      <text:p text:style-name="Text_20_body"><draw:frame draw:style-name="fr1" draw:name="Image19" text:anchor-type="as-char" svg:width="10.4374in" svg:height="0.6457in" draw:z-index="18"><draw:image xlink:href="https://chatgpt.com/backend-api/estuary/content?id=file_00000000880071fa9e840c3be4e3fea2&amp;ts=494067&amp;p=fs&amp;cid=1&amp;sig=ca23cab4cecddac788d36cdae8994d5961e5d120405394b4ec2c4b34eb138e0b&amp;v=0" xlink:type="simple" xlink:show="embed" xlink:actuate="onLoad"/><svg:title>image.png</svg:title></draw:frame></text:p>
      <text:p text:style-name="Text_20_body">grep \-n "QMessageBox" ~/csi\_gui\_qt.py grep \-n "text=" ~/csi\_gui\_qt.py grep \-n "message(" ~/csi\_gui\_qt.py</text:p>
      <text:p text:style-name="P5"><text:soft-page-break/><draw:frame draw:style-name="fr1" draw:name="Image20" text:anchor-type="as-char" svg:width="10.8437in" svg:height="2.7398in" draw:z-index="19"><draw:image xlink:href="https://chatgpt.com/backend-api/estuary/content?id=file_0000000071cc71faabc8499375b73c45&amp;ts=494067&amp;p=fs&amp;cid=1&amp;sig=a885287d26aab7cb47067554f2a1cf7ce3d5f888fdf50cba20b92ade6b9e07b7&amp;v=0" xlink:type="simple" xlink:show="embed" xlink:actuate="onLoad"/><svg:title>image.png</svg:title></draw:frame></text:p>
      <text:p text:style-name="P5"><draw:frame draw:style-name="fr1" draw:name="Image21" text:anchor-type="as-char" svg:width="12.5in" svg:height="1.198in" draw:z-index="20"><draw:image xlink:href="https://chatgpt.com/backend-api/estuary/content?id=file_0000000085a071fab5def53b04ef7df1&amp;ts=494067&amp;p=fs&amp;cid=1&amp;sig=1b9a003ed8c9c2070600b55862b5cf4b82fdb80f050a6865c522e1cf00f99f14&amp;v=0" xlink:type="simple" xlink:show="embed" xlink:actuate="onLoad"/><svg:title>image.png</svg:title></draw:frame></text:p>
      <text:p text:style-name="P5"><text:soft-page-break/><draw:frame draw:style-name="fr1" draw:name="Image22" text:anchor-type="as-char" svg:width="13.6457in" svg:height="7.5311in" draw:z-index="21"><draw:image xlink:href="https://chatgpt.com/backend-api/estuary/content?id=file_00000000e09871faa0c35fad2fe2cd55&amp;ts=494067&amp;p=fs&amp;cid=1&amp;sig=b0cff5f444e121b75bc9942b7dc73a01a03beb8bff88d244e1692221d382c74c&amp;v=0" xlink:type="simple" xlink:show="embed" xlink:actuate="onLoad"/><svg:title>image.png</svg:title></draw:frame></text:p>
      <text:p text:style-name="P5"><text:soft-page-break/><draw:frame draw:style-name="fr1" draw:name="Image23" text:anchor-type="as-char" svg:width="14.2291in" svg:height="8in" draw:z-index="22"><draw:image xlink:href="https://chatgpt.com/backend-api/estuary/content?id=file_00000000f2cc71fa97f22e4f49c81f5f&amp;ts=494067&amp;p=fs&amp;cid=1&amp;sig=790ce77ae94f270390d8b0bfa870626e78137c39534fbbd1296f4a1b30e9e078&amp;v=0" xlink:type="simple" xlink:show="embed" xlink:actuate="onLoad"/><svg:title>image.png</svg:title></draw:frame></text:p>
      <text:section text:style-name="Sect1" text:name="_r_4h9_">
        <text:p text:style-name="P6">no data captured. no raw data</text:p>
      </text:section>
      <text:p text:style-name="P5"><text:soft-page-break/><draw:frame draw:style-name="fr1" draw:name="Image24" text:anchor-type="as-char" svg:width="9.4689in" svg:height="6.198in" draw:z-index="23"><draw:image xlink:href="https://chatgpt.com/backend-api/estuary/content?id=file_0000000066b071faa12c425e73f52416&amp;ts=494067&amp;p=fs&amp;cid=1&amp;sig=6e4b7c241084931d51996979b822ac8ab765d757325790594cee09a43b953279&amp;v=0" xlink:type="simple" xlink:show="embed" xlink:actuate="onLoad"/><svg:title>image.png</svg:title></draw:frame></text:p>
      <text:section text:style-name="Sect1" text:name="_r_4hd_">
        <text:p text:style-name="P6">in newer trials there is no "session_raw.csi.dat" file which is the actual csi data file</text:p>
      </text:section>
      <text:p text:style-name="Text_20_body">cat ~/csi\_sessions/subj\_01/trial\_04/logger\_stdout.txt echo "-----" sed \-n '1,20p' ~/csi\_sessions/subj\_01/trial\_04/ping.txt echo "-----" ls \-lh ~/csi\_sessions/subj\_01/trial\_04</text:p>
      <text:p text:style-name="P5"><text:soft-page-break/><draw:frame draw:style-name="fr1" draw:name="Image25" text:anchor-type="as-char" svg:width="8.3228in" svg:height="3.1772in" draw:z-index="24"><draw:image xlink:href="https://chatgpt.com/backend-api/estuary/content?id=file_00000000a41871faa77b38a164c9f5d9&amp;ts=494067&amp;p=fs&amp;cid=1&amp;sig=152c3b09624ea3574c3201453e07bba49b1fd55153f4959f0b9a41e48447d54b&amp;v=0" xlink:type="simple" xlink:show="embed" xlink:actuate="onLoad"/><svg:title>image.png</svg:title></draw:frame></text:p>
      <text:p text:style-name="P5"><draw:frame draw:style-name="fr1" draw:name="Image26" text:anchor-type="as-char" svg:width="5.948in" svg:height="2.802in" draw:z-index="25"><draw:image xlink:href="https://chatgpt.com/backend-api/estuary/content?id=file_00000000aaa471fab2b185da5d32b412&amp;ts=494067&amp;p=fs&amp;cid=1&amp;sig=58ea72bc51d854aec4e86d325a48267b1185e03350e6bf9226ff500b85aac8b4&amp;v=0" xlink:type="simple" xlink:show="embed" xlink:actuate="onLoad"/><svg:title>image.png</svg:title></draw:frame></text:p>
      <text:p text:style-name="P5"><text:soft-page-break/><draw:frame draw:style-name="fr1" draw:name="Image27" text:anchor-type="as-char" svg:width="13.6146in" svg:height="7.0209in" draw:z-index="26"><draw:image xlink:href="https://chatgpt.com/backend-api/estuary/content?id=file_00000000fccc71fab6eed1e7bf26d632&amp;ts=494067&amp;p=fs&amp;cid=1&amp;sig=a3ae8b8c9954351223de8f69933998c812f0bf688ce9f9fcef23e46416a0a316&amp;v=0" xlink:type="simple" xlink:show="embed" xlink:actuate="onLoad"/><svg:title>image.png</svg:title></draw:frame></text:p>
      <text:p text:style-name="P5"><draw:frame draw:style-name="fr1" draw:name="Image28" text:anchor-type="as-char" svg:width="7.0728in" svg:height="2.4272in" draw:z-index="27"><draw:image xlink:href="https://chatgpt.com/backend-api/estuary/content?id=file_00000000ec4c71fab407e413d30a7acc&amp;ts=494067&amp;p=fs&amp;cid=1&amp;sig=1b0df4f61aa9be845fb45b9a70496715c7ca458731db214af0b5c731c798c687&amp;v=0" xlink:type="simple" xlink:show="embed" xlink:actuate="onLoad"/><svg:title>image.png</svg:title></draw:frame></text:p>
      <text:p text:style-name="P5"><text:soft-page-break/><draw:frame draw:style-name="fr1" draw:name="Image29" text:anchor-type="as-char" svg:width="8.4063in" svg:height="4.5626in" draw:z-index="28"><draw:image xlink:href="https://chatgpt.com/backend-api/estuary/content?id=file_00000000abc071fa9739e44af45674f1&amp;ts=494067&amp;p=fs&amp;cid=1&amp;sig=9a34dd49b83a0e2efd6e5e1edd8b35e6ac4a6b8c79b75d04706ce4c3d9de5d58&amp;v=0" xlink:type="simple" xlink:show="embed" xlink:actuate="onLoad"/><svg:title>image.png</svg:title></draw:frame></text:p>
      <text:p text:style-name="P5"><text:soft-page-break/><draw:frame draw:style-name="fr1" draw:name="Image30" text:anchor-type="as-char" svg:width="13.6354in" svg:height="8in" draw:z-index="29"><draw:image xlink:href="https://chatgpt.com/backend-api/estuary/content?id=file_000000008fc071fa8b3ffdf052118115&amp;ts=494067&amp;p=fs&amp;cid=1&amp;sig=852f2b3cdcb793b13e972eafabf15eef75affc5d3664aec5dbe21b8c121d1098&amp;v=0" xlink:type="simple" xlink:show="embed" xlink:actuate="onLoad"/><svg:title>image.png</svg:title></draw:frame></text:p>
      <text:p text:style-name="P5"><text:soft-page-break/><draw:frame draw:style-name="fr1" draw:name="Image31" text:anchor-type="as-char" svg:width="13.8228in" svg:height="8in" draw:z-index="30"><draw:image xlink:href="https://chatgpt.com/backend-api/estuary/content?id=file_000000003a1c71faa72fbeda71b8dba7&amp;ts=494067&amp;p=fs&amp;cid=1&amp;sig=fafe2b40b319b82466134c3266c977b08551f511ad6b24be329950dc5912e096&amp;v=0" xlink:type="simple" xlink:show="embed" xlink:actuate="onLoad"/><svg:title>image.png</svg:title></draw:frame></text:p>
      <text:p text:style-name="P5"><text:soft-page-break/><draw:frame draw:style-name="fr1" draw:name="Image32" text:anchor-type="as-char" svg:width="7.5626in" svg:height="2.3957in" draw:z-index="31"><draw:image xlink:href="https://chatgpt.com/backend-api/estuary/content?id=file_0000000050f071fa837c06646455d735&amp;ts=494067&amp;p=fs&amp;cid=1&amp;sig=9230272f69e4a5fda6d5a32d66f7b5ccf303c21a5714c50831995ae456b1b331&amp;v=0" xlink:type="simple" xlink:show="embed" xlink:actuate="onLoad"/><svg:title>image.png</svg:title></draw:frame></text:p>
      <text:p text:style-name="P5"><draw:frame draw:style-name="fr1" draw:name="Image33" text:anchor-type="as-char" svg:width="13.5937in" svg:height="7.6354in" draw:z-index="32"><draw:image xlink:href="https://chatgpt.com/backend-api/estuary/content?id=file_00000000ec9c71fabe67dc077e2175ab&amp;ts=494067&amp;p=fs&amp;cid=1&amp;sig=c38ff43edfb2ba4e78fcd13c5fde1346bab22fc8708d1a346009a3b29a7b8085&amp;v=0" xlink:type="simple" xlink:show="embed" xlink:actuate="onLoad"/><svg:title>image.png</svg:title></draw:frame></text:p>
      <text:section text:style-name="Sect1" text:name="_r_4hr_">
        <text:p text:style-name="P6"><text:soft-page-break/>still showing zero bytes</text:p>
      </text:section>
      <text:p text:style-name="P5"><draw:frame draw:style-name="fr1" draw:name="Image34" text:anchor-type="as-char" svg:width="9.9689in" svg:height="5.0311in" draw:z-index="33"><draw:image xlink:href="https://chatgpt.com/backend-api/estuary/content?id=file_000000008b9871fa8100f2383e4eefb2&amp;ts=494067&amp;p=fs&amp;cid=1&amp;sig=c5a66d2f0d7f2b08e8506f0edb07f51b547e0a741eb005bb06c85c46a2f0020e&amp;v=0" xlink:type="simple" xlink:show="embed" xlink:actuate="onLoad"/><svg:title>image.png</svg:title></draw:frame></text:p>
      <text:p text:style-name="P5"><draw:frame draw:style-name="fr1" draw:name="Image35" text:anchor-type="as-char" svg:width="9.3437in" svg:height="3.9583in" draw:z-index="34"><draw:image xlink:href="https://chatgpt.com/backend-api/estuary/content?id=file_00000000f57071fab0c2e0e794893bf8&amp;ts=494067&amp;p=fs&amp;cid=1&amp;sig=bf21b2908c9e2b057aebb54fb83ca1d4e44f3601d008b330a4baaf624218ca48&amp;v=0" xlink:type="simple" xlink:show="embed" xlink:actuate="onLoad"/><svg:title>image.png</svg:title></draw:frame></text:p>
      <text:p text:style-name="P5"><text:soft-page-break/><draw:frame draw:style-name="fr1" draw:name="Image36" text:anchor-type="as-char" svg:width="13.6457in" svg:height="7.4791in" draw:z-index="35"><draw:image xlink:href="https://chatgpt.com/backend-api/estuary/content?id=file_00000000f90071fabfa1870ad9599d2b&amp;ts=494067&amp;p=fs&amp;cid=1&amp;sig=2a0b20a63003357a58fba6b411069bc41235e60227b6985ffab0b616fa2e012a&amp;v=0" xlink:type="simple" xlink:show="embed" xlink:actuate="onLoad"/><svg:title>image.png</svg:title></draw:frame></text:p>
      <text:p text:style-name="P5"><text:soft-page-break/><draw:frame draw:style-name="fr1" draw:name="Image37" text:anchor-type="as-char" svg:width="9.3543in" svg:height="6.0835in" draw:z-index="36"><draw:image xlink:href="https://chatgpt.com/backend-api/estuary/content?id=file_0000000008c871fa92047153cf040400&amp;ts=494067&amp;p=fs&amp;cid=1&amp;sig=e00ebae9d657d3baeed0d0a51162429a196fb1b091bfb8d101aca4eeb9439982&amp;v=0" xlink:type="simple" xlink:show="embed" xlink:actuate="onLoad"/><svg:title>image.png</svg:title></draw:frame></text:p>
      <text:p text:style-name="P5"><text:soft-page-break/><draw:frame draw:style-name="fr1" draw:name="Image38" text:anchor-type="as-char" svg:width="13.6043in" svg:height="7.3228in" draw:z-index="37"><draw:image xlink:href="https://chatgpt.com/backend-api/estuary/content?id=file_0000000041a871faadaf8af2749dfa93&amp;ts=494067&amp;p=fs&amp;cid=1&amp;sig=4e585c3caf24aeb712120bea029add74ea9b236b45e874990bd7c78e540212cc&amp;v=0" xlink:type="simple" xlink:show="embed" xlink:actuate="onLoad"/><svg:title>image.png</svg:title></draw:frame></text:p>
      <text:section text:style-name="Sect1" text:name="_r_4i3_">
        <text:p text:style-name="P6">I overrided the trial 1</text:p>
      </text:section>
      <text:p text:style-name="Text_20_body">ping \-I wlp3s0 \-i 0.02 192.168.43.1</text:p>
      <text:p text:style-name="P5"><draw:frame draw:style-name="fr1" draw:name="Image39" text:anchor-type="as-char" svg:width="7.6354in" svg:height="1.5209in" draw:z-index="38"><draw:image xlink:href="https://chatgpt.com/backend-api/estuary/content?id=file_00000000e3d07208b6f07dbab40ad0ec&amp;ts=494067&amp;p=fs&amp;cid=1&amp;sig=93a9b4029ab5e86d3c88a9ed89612966616643e0f4ed2713cfae36badfcfc51b&amp;v=0" xlink:type="simple" xlink:show="embed" xlink:actuate="onLoad"/><svg:title>image.png</svg:title></draw:frame></text:p>
      <text:p text:style-name="Text_20_body"><text:soft-page-break/><draw:frame draw:style-name="fr1" draw:name="Image40" text:anchor-type="as-char" svg:width="7.7811in" svg:height="1.7917in" draw:z-index="39"><draw:image xlink:href="https://chatgpt.com/backend-api/estuary/content?id=file_00000000e0e07208ad78627efd725553&amp;ts=494067&amp;p=fs&amp;cid=1&amp;sig=c6ebeb8fb5a9bd56fa6de7e20b3921641d9c2d70cdaaf4b81938dbc2e404c998&amp;v=0" xlink:type="simple" xlink:show="embed" xlink:actuate="onLoad"/><svg:title>image.png</svg:title></draw:frame></text:p>
      <text:p text:style-name="Text_20_body">grep \-n 'ping -I' ~/capture\_trial\_backend.sh</text:p>
      <text:p text:style-name="P5"><draw:frame draw:style-name="fr1" draw:name="Image41" text:anchor-type="as-char" svg:width="7.3543in" svg:height="1.1665in" draw:z-index="40"><draw:image xlink:href="https://chatgpt.com/backend-api/estuary/content?id=file_000000004610720895028a25a6072bef&amp;ts=494067&amp;p=fs&amp;cid=1&amp;sig=81d0341d7de112f37052ad823bd0c268accc49a2f4059092e7340a5c226a2e29&amp;v=0" xlink:type="simple" xlink:show="embed" xlink:actuate="onLoad"/><svg:title>image.png</svg:title></draw:frame></text:p>
      <text:p text:style-name="P5"><text:soft-page-break/><draw:frame draw:style-name="fr1" draw:name="Image42" text:anchor-type="as-char" svg:width="9.5102in" svg:height="7.4272in" draw:z-index="41"><draw:image xlink:href="https://chatgpt.com/backend-api/estuary/content?id=file_000000008f907208ac70b53b345e4380&amp;ts=494067&amp;p=fs&amp;cid=1&amp;sig=dd4ddfb5126cb286bfa1c1d1cac9bc2a04ce27caebf0b63f12380cc599e168cc&amp;v=0" xlink:type="simple" xlink:show="embed" xlink:actuate="onLoad"/><svg:title>image.png</svg:title></draw:frame></text:p>
      <text:section text:style-name="Sect1" text:name="_r_4id_">
        <text:p text:style-name="P6">sorry I did not patch the command. after the patch command this is the output</text:p>
      </text:section>
      <text:p text:style-name="P5"><text:soft-page-break/><draw:frame draw:style-name="fr1" draw:name="Image43" text:anchor-type="as-char" svg:width="13.5102in" svg:height="3.7291in" draw:z-index="42"><draw:image xlink:href="https://chatgpt.com/backend-api/estuary/content?id=file_0000000030d472089a7bec2a6fccd79c&amp;ts=494067&amp;p=fs&amp;cid=1&amp;sig=877390f10b8850bed5673fa7c541efb1e64298c2b654267c2f1a68fb23624a82&amp;v=0" xlink:type="simple" xlink:show="embed" xlink:actuate="onLoad"/><svg:title>image.png</svg:title></draw:frame></text:p>
      <text:p text:style-name="P5"><text:soft-page-break/><draw:frame draw:style-name="fr1" draw:name="Image44" text:anchor-type="as-char" svg:width="13.5102in" svg:height="7.3543in" draw:z-index="43"><draw:image xlink:href="https://chatgpt.com/backend-api/estuary/content?id=file_000000007dcc720881cdea9684c02844&amp;ts=494067&amp;p=fs&amp;cid=1&amp;sig=bb9082ba79f619d1f975f03f38d8fd66ca3ce84712651dd81b8ebce301c34a9c&amp;v=0" xlink:type="simple" xlink:show="embed" xlink:actuate="onLoad"/><svg:title>image.png</svg:title></draw:frame></text:p>
      <text:section text:style-name="Sect1" text:name="_r_4ij_">
        <text:p text:style-name="P6">I run a trial with ping of 0.01s</text:p>
      </text:section>
      <text:p text:style-name="P5"><text:soft-page-break/><draw:frame draw:style-name="fr1" draw:name="Image45" text:anchor-type="as-char" svg:width="9.5209in" svg:height="4.6874in" draw:z-index="44"><draw:image xlink:href="https://chatgpt.com/backend-api/estuary/content?id=file_0000000066e07208a440a829e81e6de8&amp;ts=494067&amp;p=fs&amp;cid=1&amp;sig=e6a8e4d99d6f5f877185d4b28a22c9074b718deef1258f48c35b43c701453ba1&amp;v=0" xlink:type="simple" xlink:show="embed" xlink:actuate="onLoad"/><svg:title>image.png</svg:title></draw:frame></text:p>
      <text:p text:style-name="P5"><text:soft-page-break/><draw:frame draw:style-name="fr1" draw:name="Image46" text:anchor-type="as-char" svg:width="13.6043in" svg:height="7.5in" draw:z-index="45"><draw:image xlink:href="https://chatgpt.com/backend-api/estuary/content?id=file_000000003bc071fab0709d341a402619&amp;ts=494067&amp;p=fs&amp;cid=1&amp;sig=11351ac17e66354c45ebf15101ef4dc846dd1a5d518ecbe23f12456cda0d0420&amp;v=0" xlink:type="simple" xlink:show="embed" xlink:actuate="onLoad"/><svg:title>image.png</svg:title></draw:frame></text:p>
      <text:section text:style-name="Sect1" text:name="_r_4ip_">
        <text:p text:style-name="P6">this is the trian with 4s. analyze it's quality</text:p>
      </text:section>
      <text:p text:style-name="Text_20_body">watch \-n 1 'c=$(grep -c "^64 bytes from" /home/baymax/csi\_sessions/subj\_01/trial\_11/ping.txt); echo "Approx packets/sec so far:"; echo $c'</text:p>
      <text:p text:style-name="P5"><draw:frame draw:style-name="fr1" draw:name="Image47" text:anchor-type="as-char" svg:width="13.5209in" svg:height="0.9689in" draw:z-index="46"><draw:image xlink:href="https://chatgpt.com/backend-api/estuary/content?id=file_0000000005a471fabbcf59a4d5126512&amp;ts=494067&amp;p=fs&amp;cid=1&amp;sig=6f00bd2ebf73b1699e70398db7ecba482d4ebcb4ad003439ae0ed7946807fb3b&amp;v=0" xlink:type="simple" xlink:show="embed" xlink:actuate="onLoad"/><svg:title>image.png</svg:title></draw:frame></text:p>
      <text:p text:style-name="Text_20_body"><text:soft-page-break/><draw:frame draw:style-name="fr1" draw:name="Image48" text:anchor-type="as-char" svg:width="13.6252in" svg:height="2.6563in" draw:z-index="47"><draw:image xlink:href="https://chatgpt.com/backend-api/estuary/content?id=file_00000000429c71faa16b078dea126d31&amp;ts=494067&amp;p=fs&amp;cid=1&amp;sig=e1d3cb2f2c022db86694218410917a77e0018a437d4b9cbe1f1e38b0a296cd3a&amp;v=0" xlink:type="simple" xlink:show="embed" xlink:actuate="onLoad"/><svg:title>image.png</svg:title></draw:frame></text:p>
      <text:p text:style-name="Text_20_body">Done — here is the DOCX file:</text:p>
      <text:p text:style-name="P5">gait_project_story.docx</text:p>
      <text:p text:style-name="P5">Document</text:p>
      <text:section text:style-name="Sect1" text:name="_r_4jd_">
        <text:p text:style-name="P6">Let's pause it. I have a a plan. I have shared my another setup that already I have done with intel ax210 nic card in monitor mode. Read it deeply. Now I need a controlled traffic injector so that my ax210 gets controlled wifi traffic packets and does not get disturbed by other wifi signals. Tell me if I can do it with my current 5300 setup. tell me which version of csi tool we are using, is it the oldest one or the modified modern one. can it be used for my requirment?</text:p>
      </text:section>
      <text:p text:style-name="P5"><draw:frame draw:style-name="fr1" draw:name="Image49" text:anchor-type="as-char" svg:width="4.948in" svg:height="2.0728in" draw:z-index="48"><draw:image xlink:href="https://chatgpt.com/backend-api/estuary/content?id=file_00000000ae7c720b8a78f05c52c21afa&amp;ts=494067&amp;p=fs&amp;cid=1&amp;sig=db217cbce420fc18d4f49c37ed21a6d26adfafa987f654ec48b6ce8094801db6&amp;v=0" xlink:type="simple" xlink:show="embed" xlink:actuate="onLoad"/><svg:title>image.png</svg:title></draw:frame></text:p>
      <text:p text:style-name="P5">intel_5300_csi_startup_guideline.docx</text:p>
      <text:p text:style-name="P5">Document</text:p>
      <text:section text:style-name="Sect1" text:name="_r_4ji_">
        <text:p text:style-name="P6">You gave me this startup guide and this is the output for the first commands</text:p>
      </text:section>
      <text:p text:style-name="P5">Pasted text.txt</text:p>
      <text:p text:style-name="P5">Document</text:p>
      <text:p text:style-name="P5"><text:soft-page-break/><draw:frame draw:style-name="fr1" draw:name="Image50" text:anchor-type="as-char" svg:width="13.5417in" svg:height="7.7602in" draw:z-index="49"><draw:image xlink:href="https://chatgpt.com/backend-api/estuary/content?id=file_00000000ea68720bbc4eb9830614bda9&amp;ts=494067&amp;p=fs&amp;cid=1&amp;sig=931ec0eb2e1efddfdfdf698a85db18904dd97aa86ade2fb2fe55992e616b2997&amp;v=0" xlink:type="simple" xlink:show="embed" xlink:actuate="onLoad"/><svg:title>image.png</svg:title></draw:frame></text:p>
      <text:section text:style-name="Sect1" text:name="_r_4jn_">
        <text:p text:style-name="P6">connect ap failed</text:p>
      </text:section>
      <text:p text:style-name="Text_20_body">export IFACE\=wlp3s0 sudo ip link set "$IFACE" up iwconfig "$IFACE" sudo iw dev "$IFACE" connect \-w Wadud sudo dhclient "$IFACE" iwconfig "$IFACE" ip addr show "$IFACE" ip route | grep "$IFACE" ping \-I "$IFACE" \-c 3 192.168.43.1</text:p>
      <text:p text:style-name="Text_20_body"><text:soft-page-break/><draw:frame draw:style-name="fr1" draw:name="Image51" text:anchor-type="as-char" svg:width="13.5728in" svg:height="7.3437in" draw:z-index="50"><draw:image xlink:href="https://chatgpt.com/backend-api/estuary/content?id=file_00000000d5f4720bbf8fea97bfb868e2&amp;ts=494067&amp;p=fs&amp;cid=1&amp;sig=3cab65683b046045bea3cb13aec24692421b0a43932c6f290e41100c988090e1&amp;v=0" xlink:type="simple" xlink:show="embed" xlink:actuate="onLoad"/><svg:title>image.png</svg:title></draw:frame></text:p>
      <text:p text:style-name="Text_20_body">Good — this proves the <text:span text:style-name="Strong_20_Emphasis">Wi-Fi side is actually fine</text:span>.</text:p>
      <text:p text:style-name="Text_20_body">What your terminal output shows:</text:p>
      <text:list text:style-name="L1">
        <text:list-item>
          <text:p text:style-name="P8"><text:span text:style-name="Source_20_Text">iw dev ... connect -w Wadud</text:span> succeeded </text:p>
        </text:list-item>
        <text:list-item>
          <text:p text:style-name="P8"><text:span text:style-name="Source_20_Text">dhclient</text:span> succeeded </text:p>
        </text:list-item>
        <text:list-item>
          <text:p text:style-name="P8"><text:span text:style-name="Source_20_Text">iwconfig</text:span> shows <text:span text:style-name="Source_20_Text">ESSID:"Wadud"</text:span> and an AP BSSID </text:p>
        </text:list-item>
        <text:list-item>
          <text:p text:style-name="P8"><text:span text:style-name="Source_20_Text">ip addr</text:span> shows <text:span text:style-name="Source_20_Text">192.168.43.170/24</text:span> </text:p>
        </text:list-item>
        <text:list-item>
          <text:p text:style-name="P8">the Wi-Fi default route is <text:span text:style-name="Source_20_Text">default via 192.168.43.1 dev wlp3s0</text:span> </text:p>
        </text:list-item>
        <text:list-item>
          <text:p text:style-name="P7"><text:span text:style-name="Source_20_Text">ping -I wlp3s0 -c 3 192.168.43.1</text:span> returned replies </text:p>
        </text:list-item>
      </text:list>
      <text:p text:style-name="Text_20_body">So the real conclusion is:</text:p>
      <text:p text:style-name="Text_20_body"><text:soft-page-break/><text:span text:style-name="Strong_20_Emphasis"><text:span text:style-name="Source_20_Text">Connect AP</text:span></text:span><text:span text:style-name="Strong_20_Emphasis"> in the GUI is freezing the UI, but the actual AP connection path works manually.</text:span> The startup guide’s intent is exactly that <text:span text:style-name="Source_20_Text">Connect AP</text:span> should associate to the hotspot, then <text:span text:style-name="Source_20_Text">Preflight</text:span> should verify the link, then <text:span text:style-name="Source_20_Text">Start Capture</text:span> should begin collection. </text:p>
      <text:h text:style-name="Heading_20_2" text:outline-level="2">What this means</text:h>
      <text:p text:style-name="Text_20_body">This is <text:span text:style-name="Strong_20_Emphasis">not</text:span> a driver failure and <text:span text:style-name="Strong_20_Emphasis">not</text:span> a missing-interface failure anymore. Your 5300 interface exists, associates, gets an IP, and reaches the hotspot gateway. That is enough to move forward with a workaround.</text:p>
      <text:h text:style-name="Heading_20_2" text:outline-level="2">Best workaround right now</text:h>
      <text:p text:style-name="Text_20_body">Do this after reboot:</text:p>
      <text:h text:style-name="Heading_20_3" text:outline-level="3">1. Manually connect first</text:h>
      <text:section text:style-name="Sect2" text:name="code-block-viewer">
        <text:p text:style-name="P1"><text:span text:style-name="Source_20_Text">export IFACE=wlp3s0</text:span></text:p>
        <text:p text:style-name="Preformatted_20_Text"><text:span text:style-name="Source_20_Text">sudo ip link set "$IFACE" up</text:span></text:p>
        <text:p text:style-name="Preformatted_20_Text"><text:span text:style-name="Source_20_Text">sudo iw dev "$IFACE" connect -w Wadud</text:span></text:p>
        <text:p text:style-name="Preformatted_20_Text"><text:span text:style-name="Source_20_Text">sudo dhclient "$IFACE"</text:span></text:p>
        <text:p text:style-name="P3"><text:span text:style-name="Source_20_Text">ping -I "$IFACE" -c 3 192.168.43.1</text:span></text:p>
      </text:section>
      <text:h text:style-name="Heading_20_3" text:outline-level="3">2. Then launch the GUI</text:h>
      <text:section text:style-name="Sect2" text:name="Section1">
        <text:p text:style-name="P2"><text:bookmark text:name="code-block-viewer"/><text:span text:style-name="Source_20_Text">sudo -E python3 -B ~/csi_gui_qt_v3.py</text:span></text:p>
      </text:section>
      <text:h text:style-name="Heading_20_3" text:outline-level="3">3. In the GUI</text:h>
      <text:list text:style-name="L2">
        <text:list-item>
          <text:p text:style-name="P10"><text:span text:style-name="Strong_20_Emphasis">Do not press </text:span><text:span text:style-name="Strong_20_Emphasis"><text:span text:style-name="Source_20_Text">Connect AP</text:span></text:span> </text:p>
        </text:list-item>
        <text:list-item>
          <text:p text:style-name="P10">go straight to <text:span text:style-name="Strong_20_Emphasis"><text:span text:style-name="Source_20_Text">Preflight</text:span></text:span> </text:p>
        </text:list-item>
        <text:list-item>
          <text:p text:style-name="P9">then <text:span text:style-name="Strong_20_Emphasis"><text:span text:style-name="Source_20_Text">Start Capture</text:span></text:span> </text:p>
        </text:list-item>
      </text:list>
      <text:p text:style-name="Text_20_body">That should bypass the frozen <text:span text:style-name="Source_20_Text">Connect AP</text:span> path while still using the working GUI collection flow. The startup guide’s button order is <text:span text:style-name="Source_20_Text">Connect AP -&gt; Preflight -&gt; Start Capture</text:span>, but since you already connected manually, <text:span text:style-name="Source_20_Text">Preflight -&gt; Start Capture</text:span> is the right workaround here. </text:p>
      <text:h text:style-name="Heading_20_2" text:outline-level="2">One more important thing</text:h>
      <text:p text:style-name="Text_20_body">Your ping replies are <text:span text:style-name="Strong_20_Emphasis">extremely slow</text:span>:</text:p>
      <text:list text:style-name="L3">
        <text:list-item>
          <text:p text:style-name="P12"><text:span text:style-name="Source_20_Text">7585 ms</text:span> </text:p>
        </text:list-item>
        <text:list-item>
          <text:p text:style-name="P12"><text:span text:style-name="Source_20_Text">6627 ms</text:span> </text:p>
        </text:list-item>
        <text:list-item>
          <text:p text:style-name="P11"><text:span text:style-name="Source_20_Text">5643 ms</text:span> </text:p>
        </text:list-item>
      </text:list>
      <text:p text:style-name="Text_20_body">That is much higher than normal for a local hotspot link.</text:p>
      <text:p text:style-name="Text_20_body">So:</text:p>
      <text:list text:style-name="L4">
        <text:list-item>
          <text:p text:style-name="P14">the connection is alive </text:p>
        </text:list-item>
        <text:list-item>
          <text:p text:style-name="P13">but the link quality / responsiveness is poor right now </text:p>
        </text:list-item>
      </text:list>
      <text:p text:style-name="Text_20_body"><text:soft-page-break/>That may hurt data richness if you rely on this exact state.</text:p>
      <text:h text:style-name="Heading_20_2" text:outline-level="2">What to do about the slow ping</text:h>
      <text:p text:style-name="Text_20_body">Before collecting, I would try this once:</text:p>
      <text:h text:style-name="Heading_20_3" text:outline-level="3">Reconnect cleanly</text:h>
      <text:section text:style-name="Sect2" text:name="Section2">
        <text:p text:style-name="P1"><text:bookmark text:name="code-block-viewer Copy 1"/><text:span text:style-name="Source_20_Text">export IFACE=wlp3s0</text:span></text:p>
        <text:p text:style-name="Preformatted_20_Text"><text:span text:style-name="Source_20_Text">sudo dhclient -r "$IFACE" || true</text:span></text:p>
        <text:p text:style-name="Preformatted_20_Text"><text:span text:style-name="Source_20_Text">sudo ip link set "$IFACE" down</text:span></text:p>
        <text:p text:style-name="Preformatted_20_Text"><text:span text:style-name="Source_20_Text">sudo ip link set "$IFACE" up</text:span></text:p>
        <text:p text:style-name="Preformatted_20_Text"><text:span text:style-name="Source_20_Text">sudo iw dev "$IFACE" disconnect || true</text:span></text:p>
        <text:p text:style-name="Preformatted_20_Text"><text:span text:style-name="Source_20_Text">sudo iw dev "$IFACE" connect -w Wadud</text:span></text:p>
        <text:p text:style-name="Preformatted_20_Text"><text:span text:style-name="Source_20_Text">sudo dhclient "$IFACE"</text:span></text:p>
        <text:p text:style-name="P3"><text:span text:style-name="Source_20_Text">ping -I "$IFACE" -c 5 192.168.43.1</text:span></text:p>
      </text:section>
      <text:p text:style-name="Text_20_body">If the RTT drops to something more normal, then continue.</text:p>
      <text:p text:style-name="Text_20_body">If the RTT stays in <text:span text:style-name="Strong_20_Emphasis">seconds</text:span>, then the hotspot side is unhealthy and I would check:</text:p>
      <text:list text:style-name="L5">
        <text:list-item>
          <text:p text:style-name="P16">Tab hotspot stability </text:p>
        </text:list-item>
        <text:list-item>
          <text:p text:style-name="P16">distance between devices </text:p>
        </text:list-item>
        <text:list-item>
          <text:p text:style-name="P16">whether the phone/tablet is sleeping / throttling hotspot behavior </text:p>
        </text:list-item>
        <text:list-item>
          <text:p text:style-name="P15">whether another device is heavily using the hotspot </text:p>
        </text:list-item>
      </text:list>
      <text:h text:style-name="Heading_20_2" text:outline-level="2">Short answer</text:h>
      <text:list text:style-name="L6">
        <text:list-item>
          <text:p text:style-name="P18"><text:span text:style-name="Strong_20_Emphasis">Manual connect works</text:span> </text:p>
        </text:list-item>
        <text:list-item>
          <text:p text:style-name="P18"><text:span text:style-name="Strong_20_Emphasis">GUI </text:span><text:span text:style-name="Strong_20_Emphasis"><text:span text:style-name="Source_20_Text">Connect AP</text:span></text:span><text:span text:style-name="Strong_20_Emphasis"> is the broken part</text:span> </text:p>
        </text:list-item>
        <text:list-item>
          <text:p text:style-name="P18"><text:span text:style-name="Strong_20_Emphasis">Use manual connect, then GUI </text:span><text:span text:style-name="Strong_20_Emphasis"><text:span text:style-name="Source_20_Text">Preflight</text:span></text:span><text:span text:style-name="Strong_20_Emphasis">, then </text:span><text:span text:style-name="Strong_20_Emphasis"><text:span text:style-name="Source_20_Text">Start Capture</text:span></text:span> </text:p>
        </text:list-item>
        <text:list-item>
          <text:p text:style-name="P17"><text:span text:style-name="Strong_20_Emphasis">But fix or at least re-test the very high ping latency before collecting serious data</text:span> </text:p>
        </text:list-item>
      </text:list>
      <text:p text:style-name="Text_20_body">If you want, I’ll give you a small patch so the GUI’s <text:span text:style-name="Source_20_Text">Connect AP</text:span> no longer freezes the whole window.</text:p>
      <text:section text:style-name="Sect1" text:name="_r_4kf_">
        <text:p text:style-name="P6">Is this manual method setting the ping value in command? I want to set this value from the gui</text:p>
      </text:section>
      <text:p text:style-name="Text_20_body">No — <text:span text:style-name="Strong_20_Emphasis">that manual workaround did not set the capture ping value</text:span>.</text:p>
      <text:h text:style-name="Heading_20_2" text:outline-level="2">What the manual commands were doing</text:h>
      <text:p text:style-name="Text_20_body">The commands I gave you were only for:</text:p>
      <text:list text:style-name="L7">
        <text:list-item>
          <text:p text:style-name="P20">bringing <text:span text:style-name="Source_20_Text">wlp3s0</text:span> up </text:p>
        </text:list-item>
        <text:list-item>
          <text:p text:style-name="P20">connecting to <text:span text:style-name="Source_20_Text">Wadud</text:span> </text:p>
        </text:list-item>
        <text:list-item>
          <text:p text:style-name="P20">getting IP with <text:span text:style-name="Source_20_Text">dhclient</text:span> </text:p>
        </text:list-item>
        <text:list-item>
          <text:p text:style-name="P19">doing a <text:span text:style-name="Strong_20_Emphasis">small connectivity test</text:span> with: </text:p>
        </text:list-item>
      </text:list>
      <text:section text:style-name="Sect2" text:name="Section3">
        <text:p text:style-name="P2"><text:bookmark text:name="code-block-viewer Copy 2"/><text:span text:style-name="Source_20_Text">ping -I "$IFACE" -c 3 192.168.43.1</text:span></text:p>
      </text:section>
      <text:p text:style-name="Text_20_body">That last one is <text:span text:style-name="Strong_20_Emphasis">just a 3-packet test ping</text:span>.<text:line-break/>It is <text:span text:style-name="Strong_20_Emphasis">not</text:span> the high-rate capture ping used during trial collection.</text:p>
      <text:p text:style-name="Horizontal_20_Line"/>
      <text:h text:style-name="Heading_20_1" text:outline-level="1"><text:soft-page-break/>So where is the real ping value set?</text:h>
      <text:p text:style-name="Text_20_body">The real trial traffic rate is set during <text:span text:style-name="Strong_20_Emphasis">Start Capture</text:span> by the backend.</text:p>
      <text:p text:style-name="Text_20_body">If you are using your <text:span text:style-name="Strong_20_Emphasis">patched GUI v3</text:span> with the <text:span text:style-name="Strong_20_Emphasis">Ping Interval</text:span> field, then:</text:p>
      <text:list text:style-name="L8">
        <text:list-item>
          <text:p text:style-name="P22">the value you enter in <text:span text:style-name="Strong_20_Emphasis">Ping Interval</text:span> </text:p>
        </text:list-item>
        <text:list-item>
          <text:p text:style-name="P22">is passed to the backend </text:p>
        </text:list-item>
        <text:list-item>
          <text:p text:style-name="P21">and the backend uses it in the actual capture ping command </text:p>
        </text:list-item>
      </text:list>
      <text:p text:style-name="Text_20_body">For example:</text:p>
      <text:list text:style-name="L9">
        <text:list-item>
          <text:p text:style-name="P24"><text:span text:style-name="Source_20_Text">0.020 s</text:span> </text:p>
        </text:list-item>
        <text:list-item>
          <text:p text:style-name="P23"><text:span text:style-name="Source_20_Text">0.010 s</text:span> </text:p>
        </text:list-item>
      </text:list>
      <text:p text:style-name="Text_20_body">That is the one that controls packet density during the trial.</text:p>
      <text:p text:style-name="Horizontal_20_Line"/>
      <text:h text:style-name="Heading_20_1" text:outline-level="1">Very important distinction</text:h>
      <text:h text:style-name="Heading_20_2" text:outline-level="2">Manual connect step</text:h>
      <text:p text:style-name="Text_20_body">This does <text:span text:style-name="Strong_20_Emphasis">not</text:span> set trial ping interval.</text:p>
      <text:h text:style-name="Heading_20_2" text:outline-level="2">Preflight</text:h>
      <text:p text:style-name="Text_20_body">This also does <text:span text:style-name="Strong_20_Emphasis">not</text:span> set trial ping interval.<text:line-break/>It only checks the link is alive.</text:p>
      <text:h text:style-name="Heading_20_2" text:outline-level="2">Start Capture</text:h>
      <text:p text:style-name="Text_20_body">This is where the <text:span text:style-name="Strong_20_Emphasis">GUI Ping Interval value</text:span> is supposed to be used.</text:p>
      <text:p text:style-name="Horizontal_20_Line"/>
      <text:h text:style-name="Heading_20_1" text:outline-level="1">So what should you do now?</text:h>
      <text:p text:style-name="Text_20_body">Since <text:span text:style-name="Source_20_Text">Connect AP</text:span> is freezing, use this workflow:</text:p>
      <text:h text:style-name="Heading_20_2" text:outline-level="2">1. Manually connect first</text:h>
      <text:section text:style-name="Sect2" text:name="Section4">
        <text:p text:style-name="P1"><text:bookmark text:name="code-block-viewer Copy 3"/><text:span text:style-name="Source_20_Text">export IFACE=wlp3s0</text:span></text:p>
        <text:p text:style-name="Preformatted_20_Text"><text:span text:style-name="Source_20_Text">sudo ip link set "$IFACE" up</text:span></text:p>
        <text:p text:style-name="Preformatted_20_Text"><text:span text:style-name="Source_20_Text">sudo iw dev "$IFACE" connect -w Wadud</text:span></text:p>
        <text:p text:style-name="P3"><text:span text:style-name="Source_20_Text">sudo dhclient "$IFACE"</text:span></text:p>
      </text:section>
      <text:h text:style-name="Heading_20_2" text:outline-level="2">2. Launch GUI</text:h>
      <text:section text:style-name="Sect2" text:name="Section5">
        <text:p text:style-name="P2"><text:bookmark text:name="code-block-viewer Copy 4"/><text:span text:style-name="Source_20_Text">sudo -E python3 -B ~/csi_gui_qt_v3.py</text:span></text:p>
      </text:section>
      <text:h text:style-name="Heading_20_2" text:outline-level="2"><text:soft-page-break/>3. In GUI</text:h>
      <text:list text:style-name="L10">
        <text:list-item>
          <text:p text:style-name="P26">set <text:span text:style-name="Strong_20_Emphasis">Ping Interval</text:span> to what you want, for example: </text:p>
          <text:list>
            <text:list-item>
              <text:p text:style-name="P26"><text:span text:style-name="Source_20_Text">0.010 s</text:span> </text:p>
            </text:list-item>
          </text:list>
        </text:list-item>
        <text:list-item>
          <text:p text:style-name="P26">then use: </text:p>
          <text:list>
            <text:list-item>
              <text:p text:style-name="P26"><text:span text:style-name="Source_20_Text">Preflight</text:span> </text:p>
            </text:list-item>
            <text:list-item>
              <text:p text:style-name="P25"><text:span text:style-name="Source_20_Text">Start Capture</text:span> </text:p>
            </text:list-item>
          </text:list>
        </text:list-item>
      </text:list>
      <text:p text:style-name="Text_20_body">That way:</text:p>
      <text:list text:style-name="L11">
        <text:list-item>
          <text:p text:style-name="P28">AP connection is done manually </text:p>
        </text:list-item>
        <text:list-item>
          <text:p text:style-name="P27"><text:span text:style-name="Strong_20_Emphasis">capture ping interval still comes from the GUI</text:span> </text:p>
        </text:list-item>
      </text:list>
      <text:p text:style-name="Horizontal_20_Line"/>
      <text:h text:style-name="Heading_20_1" text:outline-level="1">How to verify that GUI value is really being used</text:h>
      <text:p text:style-name="Text_20_body">After a new trial finishes, check:</text:p>
      <text:section text:style-name="Sect2" text:name="Section6">
        <text:p text:style-name="P2"><text:bookmark text:name="code-block-viewer Copy 5"/><text:span text:style-name="Source_20_Text">cat /home/baymax/csi_sessions/subj_01/trial_14/session.json</text:span></text:p>
      </text:section>
      <text:p text:style-name="Text_20_body">You should see something like:</text:p>
      <text:section text:style-name="Sect2" text:name="Section7">
        <text:p text:style-name="P2"><text:bookmark text:name="code-block-viewer Copy 6"/><text:span text:style-name="Source_20_Text">"ping_interval_s": "0.01"</text:span></text:p>
      </text:section>
      <text:p text:style-name="Text_20_body">That confirms the GUI value was passed into the backend.</text:p>
      <text:p text:style-name="Text_20_body">Then check actual result:</text:p>
      <text:section text:style-name="Sect2" text:name="Section8">
        <text:p text:style-name="P2"><text:bookmark text:name="code-block-viewer Copy 7"/><text:span text:style-name="Source_20_Text">tail -n 20 /home/baymax/csi_sessions/subj_01/trial_14/ping.txt</text:span></text:p>
      </text:section>
      <text:p text:style-name="Text_20_body">and:</text:p>
      <text:section text:style-name="Sect2" text:name="Section9">
        <text:p text:style-name="P2"><text:bookmark text:name="code-block-viewer Copy 8"/><text:span text:style-name="Source_20_Text">awk '/packets transmitted/ {tx=$1} /time / {gsub("ms","",$10); t=$10/1000} END {if (t&gt;0) printf "Packets/sec = %.2f\n", tx/t; else print "Could not compute"}' /home/baymax/csi_sessions/subj_01/trial_14/ping.txt</text:span></text:p>
      </text:section>
      <text:p text:style-name="Horizontal_20_Line"/>
      <text:h text:style-name="Heading_20_1" text:outline-level="1">One-line answer</text:h>
      <text:p text:style-name="Text_20_body"><text:span text:style-name="Strong_20_Emphasis">Manual AP connection does not set the capture ping value; the Ping Interval field in the GUI is the one that should control the real trial traffic during Start Capture.</text:span></text:p>
      <text:p text:style-name="Text_20_body">If you want, I can give you a <text:span text:style-name="Strong_20_Emphasis">safe exact workflow</text:span> for now:<text:line-break/><text:span text:style-name="Strong_20_Emphasis">manual connect + GUI preflight + GUI start capture</text:span>, step by step.</text:p>
      <text:p text:style-name="Text_20_body">Good — this proves the **Wi-Fi side is actually fine**. What your terminal output shows: * `iw dev ... connect -w Wadud` succeeded * `dhclient` succeeded * `iwconfig` shows `ESSID:"Wadud"` and an AP BSSID * `ip addr` shows `192.168.43.170/24` * the Wi-Fi default route is `default via 192.168.43.1 dev wlp3s0` * `ping -I wlp3s0 -c 3 192.168.43.1` returned replies So the real <text:soft-page-break/>conclusion is: **`Connect AP` in the GUI is freezing the UI, but the actual AP connection path works manually.** The startup guide’s intent is exactly that `Connect AP` should associate to the hotspot, then `Preflight` should verify the link, then `Start Capture` should begin collection. intel\_5300\_csi\_startup\_guideline What this means --------------- This is **not** a driver failure and **not** a missing-interface failure anymore. Your 5300 interface exists, associates, gets an IP, and reaches the hotspot gateway. That is enough to move forward with a workaround. Best workaround right now ------------------------- Do this after reboot: ### 1\. Manually connect first Bash export IFACE\=wlp3s0 sudo ip link set "$IFACE" up sudo iw dev "$IFACE" connect \-w Wadud sudo dhclient "$IFACE" ping \-I "$IFACE" \-c 3 192.168.43.1 ### 2\. Then launch the GUI Bash sudo \-E python3 \-B ~/csi\_gui\_qt\_v3.py</text:p>
      <text:section text:style-name="Sect1" text:name="_r_4lb_">
        <text:p text:style-name="P6">This worked. now give me full polished startup guideline so that there is no hassel we faced after rebooting the pc</text:p>
      </text:section>
      <text:p text:style-name="Text_20_body">Here is the <text:span text:style-name="Strong_20_Emphasis">revised no-hassle post-reboot startup guideline</text:span> for your <text:span text:style-name="Strong_20_Emphasis">current working Intel 5300 AP/hotspot-based collection setup</text:span>.</text:p>
      <text:p text:style-name="Text_20_body">This is the version you should use now, because we learned one important thing from testing:</text:p>
      <text:p text:style-name="Text_20_body"><text:span text:style-name="Strong_20_Emphasis">GUI </text:span><text:span text:style-name="Strong_20_Emphasis"><text:span text:style-name="Source_20_Text">Connect AP</text:span></text:span><text:span text:style-name="Strong_20_Emphasis"> can freeze the window.</text:span><text:line-break/>So the polished workflow is:</text:p>
      <text:p text:style-name="Text_20_body"><text:span text:style-name="Strong_20_Emphasis">manual Wi-Fi connect first -&gt; GUI </text:span><text:span text:style-name="Strong_20_Emphasis"><text:span text:style-name="Source_20_Text">Preflight</text:span></text:span><text:span text:style-name="Strong_20_Emphasis"> -&gt; GUI </text:span><text:span text:style-name="Strong_20_Emphasis"><text:span text:style-name="Source_20_Text">Start Capture</text:span></text:span></text:p>
      <text:p text:style-name="Text_20_body">The baseline values remain the same:</text:p>
      <text:list text:style-name="L12">
        <text:list-item>
          <text:p text:style-name="P30">SSID: <text:span text:style-name="Source_20_Text">Wadud</text:span> </text:p>
        </text:list-item>
        <text:list-item>
          <text:p text:style-name="P30">Interface: <text:span text:style-name="Source_20_Text">wlp3s0</text:span> </text:p>
        </text:list-item>
        <text:list-item>
          <text:p text:style-name="P30">Gateway: <text:span text:style-name="Source_20_Text">192.168.43.1</text:span> </text:p>
        </text:list-item>
        <text:list-item>
          <text:p text:style-name="P30">GUI launch: <text:span text:style-name="Source_20_Text">sudo -E python3 -B ~/csi_gui_qt_v3.py</text:span> </text:p>
        </text:list-item>
        <text:list-item>
          <text:p text:style-name="P30">recommended ping interval: <text:span text:style-name="Source_20_Text">0.010 s</text:span> </text:p>
        </text:list-item>
        <text:list-item>
          <text:p text:style-name="P29">recommended duration: <text:span text:style-name="Source_20_Text">7–10 s</text:span> </text:p>
        </text:list-item>
      </text:list>
      <text:p text:style-name="Horizontal_20_Line"/>
      <text:h text:style-name="Heading_20_1" text:outline-level="1">Revised post-reboot SOP</text:h>
      <text:h text:style-name="Heading_20_2" text:outline-level="2">1) Turn on the transmitter first</text:h>
      <text:p text:style-name="Text_20_body">On the Tab S4:</text:p>
      <text:list text:style-name="L13">
        <text:list-item>
          <text:p text:style-name="P32">Hotspot ON </text:p>
        </text:list-item>
        <text:list-item>
          <text:p text:style-name="P32">SSID = <text:span text:style-name="Source_20_Text">Wadud</text:span> </text:p>
        </text:list-item>
        <text:list-item>
          <text:p text:style-name="P32">Band = <text:span text:style-name="Source_20_Text">2.4 GHz</text:span> </text:p>
        </text:list-item>
        <text:list-item>
          <text:p text:style-name="P31">Password = <text:span text:style-name="Source_20_Text">None</text:span> </text:p>
        </text:list-item>
      </text:list>
      <text:p text:style-name="Text_20_body">Do this <text:span text:style-name="Strong_20_Emphasis">before</text:span> touching the laptop. The original startup guide already assumes the transmitter is turned on first. </text:p>
      <text:p text:style-name="Horizontal_20_Line"/>
      <text:h text:style-name="Heading_20_2" text:outline-level="2"><text:soft-page-break/>2) Open a terminal on the laptop and do the first checks</text:h>
      <text:p text:style-name="Text_20_body">Run:</text:p>
      <text:section text:style-name="Sect2" text:name="Section10">
        <text:p text:style-name="P1"><text:bookmark text:name="code-block-viewer Copy 9"/><text:span text:style-name="Source_20_Text">uname -r</text:span></text:p>
        <text:p text:style-name="Preformatted_20_Text"><text:span text:style-name="Source_20_Text">iw dev</text:span></text:p>
        <text:p text:style-name="P3"><text:span text:style-name="Source_20_Text">nmcli dev status</text:span></text:p>
      </text:section>
      <text:h text:style-name="Heading_20_3" text:outline-level="3">Expected good state</text:h>
      <text:p text:style-name="Text_20_body">You want:</text:p>
      <text:list text:style-name="L14">
        <text:list-item>
          <text:p text:style-name="P34">kernel still <text:span text:style-name="Source_20_Text">4.15.0-20-generic</text:span> </text:p>
        </text:list-item>
        <text:list-item>
          <text:p text:style-name="P34"><text:span text:style-name="Source_20_Text">iw dev</text:span> shows <text:span text:style-name="Source_20_Text">wlp3s0</text:span> </text:p>
        </text:list-item>
        <text:list-item>
          <text:p text:style-name="P33">Ethernet can stay up for normal internet/admin work </text:p>
        </text:list-item>
      </text:list>
      <text:p text:style-name="Text_20_body">The startup guide’s first checkpoint is exactly that <text:span text:style-name="Source_20_Text">wlp3s0</text:span> should appear after reboot. </text:p>
      <text:p text:style-name="Horizontal_20_Line"/>
      <text:h text:style-name="Heading_20_2" text:outline-level="2">3) If <text:span text:style-name="Source_20_Text">wlp3s0</text:span> is missing, recover it first</text:h>
      <text:p text:style-name="Text_20_body">Run:</text:p>
      <text:section text:style-name="Sect2" text:name="Section11">
        <text:p text:style-name="P1"><text:bookmark text:name="code-block-viewer Copy 10"/><text:span text:style-name="Source_20_Text">lspci | grep -i -E 'network|wireless'</text:span></text:p>
        <text:p text:style-name="Preformatted_20_Text"><text:span text:style-name="Source_20_Text">rfkill list</text:span></text:p>
        <text:p text:style-name="Preformatted_20_Text"><text:span text:style-name="Source_20_Text">lsmod | grep -E 'iwlwifi|iwldvm|mac80211'</text:span></text:p>
        <text:p text:style-name="Preformatted_20_Text"><text:span text:style-name="Source_20_Text">sudo modprobe iwlwifi connector_log=0x1</text:span></text:p>
        <text:p text:style-name="Preformatted_20_Text"><text:span text:style-name="Source_20_Text">sleep 3</text:span></text:p>
        <text:p text:style-name="Preformatted_20_Text"><text:span text:style-name="Source_20_Text">iw dev</text:span></text:p>
        <text:p text:style-name="Preformatted_20_Text"><text:span text:style-name="Source_20_Text">ip link</text:span></text:p>
        <text:p text:style-name="P3"><text:span text:style-name="Source_20_Text">dmesg | tail -n 50</text:span></text:p>
      </text:section>
      <text:h text:style-name="Heading_20_3" text:outline-level="3">Good recovery state</text:h>
      <text:p text:style-name="Text_20_body">You want:</text:p>
      <text:list text:style-name="L15">
        <text:list-item>
          <text:p text:style-name="P36">Intel 5300 visible in <text:span text:style-name="Source_20_Text">lspci</text:span> </text:p>
        </text:list-item>
        <text:list-item>
          <text:p text:style-name="P36">not blocked in <text:span text:style-name="Source_20_Text">rfkill</text:span> </text:p>
        </text:list-item>
        <text:list-item>
          <text:p text:style-name="P36"><text:span text:style-name="Source_20_Text">iwlwifi</text:span>, <text:span text:style-name="Source_20_Text">iwldvm</text:span>, <text:span text:style-name="Source_20_Text">mac80211</text:span> loaded </text:p>
        </text:list-item>
        <text:list-item>
          <text:p text:style-name="P36"><text:span text:style-name="Source_20_Text">iw dev</text:span> shows <text:span text:style-name="Source_20_Text">wlp3s0</text:span> </text:p>
        </text:list-item>
        <text:list-item>
          <text:p text:style-name="P35"><text:span text:style-name="Source_20_Text">ip link</text:span> may show <text:span text:style-name="Source_20_Text">wlp3s0</text:span> as <text:span text:style-name="Source_20_Text">DOWN</text:span> — that is okay at this stage </text:p>
        </text:list-item>
      </text:list>
      <text:p text:style-name="Text_20_body">Only continue after <text:span text:style-name="Source_20_Text">wlp3s0</text:span> exists.</text:p>
      <text:p text:style-name="Horizontal_20_Line"/>
      <text:h text:style-name="Heading_20_2" text:outline-level="2">4) Check the working backend and GUI files</text:h>
      <text:p text:style-name="Text_20_body">Run:</text:p>
      <text:section text:style-name="Sect2" text:name="Section12">
        <text:p text:style-name="P1"><text:bookmark text:name="code-block-viewer Copy 11"/><text:span text:style-name="Source_20_Text">ls -l ~/capture_trial_backend.sh</text:span></text:p>
        <text:p text:style-name="P3"><text:span text:style-name="Source_20_Text">ls -l ~/csi_gui_qt_v3.py</text:span></text:p>
      </text:section>
      <text:p text:style-name="Text_20_body">Both should exist. The original startup guide explicitly checks for these two files before launch. </text:p>
      <text:p text:style-name="Horizontal_20_Line"><text:soft-page-break/></text:p>
      <text:h text:style-name="Heading_20_2" text:outline-level="2">5) Do the Wi-Fi connection manually</text:h>
      <text:p text:style-name="Text_20_body">This is the revised workaround that avoids the GUI freeze.</text:p>
      <text:p text:style-name="Text_20_body">Run:</text:p>
      <text:section text:style-name="Sect2" text:name="Section13">
        <text:p text:style-name="P1"><text:bookmark text:name="code-block-viewer Copy 12"/><text:span text:style-name="Source_20_Text">export IFACE=wlp3s0</text:span></text:p>
        <text:p text:style-name="Preformatted_20_Text"><text:span text:style-name="Source_20_Text">sudo ip link set "$IFACE" up</text:span></text:p>
        <text:p text:style-name="Preformatted_20_Text"><text:span text:style-name="Source_20_Text">sudo iw dev "$IFACE" connect -w Wadud</text:span></text:p>
        <text:p text:style-name="Preformatted_20_Text"><text:span text:style-name="Source_20_Text">sudo dhclient "$IFACE"</text:span></text:p>
        <text:p text:style-name="Preformatted_20_Text"><text:span text:style-name="Source_20_Text">iwconfig "$IFACE"</text:span></text:p>
        <text:p text:style-name="Preformatted_20_Text"><text:span text:style-name="Source_20_Text">ip addr show "$IFACE"</text:span></text:p>
        <text:p text:style-name="Preformatted_20_Text"><text:span text:style-name="Source_20_Text">ip route | grep "$IFACE"</text:span></text:p>
        <text:p text:style-name="P3"><text:span text:style-name="Source_20_Text">ping -I "$IFACE" -c 3 192.168.43.1</text:span></text:p>
      </text:section>
      <text:h text:style-name="Heading_20_3" text:outline-level="3">Expected good result</text:h>
      <text:p text:style-name="Text_20_body">You want to see:</text:p>
      <text:list text:style-name="L16">
        <text:list-item>
          <text:p text:style-name="P38"><text:span text:style-name="Source_20_Text">ESSID:"Wadud"</text:span> </text:p>
        </text:list-item>
        <text:list-item>
          <text:p text:style-name="P38">AP BSSID shown </text:p>
        </text:list-item>
        <text:list-item>
          <text:p text:style-name="P38">IPv4 address like <text:span text:style-name="Source_20_Text">192.168.43.xxx/24</text:span> </text:p>
        </text:list-item>
        <text:list-item>
          <text:p text:style-name="P38">route via <text:span text:style-name="Source_20_Text">192.168.43.1</text:span> </text:p>
        </text:list-item>
        <text:list-item>
          <text:p text:style-name="P37">ping replies from <text:span text:style-name="Source_20_Text">192.168.43.1</text:span> </text:p>
        </text:list-item>
      </text:list>
      <text:p text:style-name="Text_20_body">If this works, the Wi-Fi side is fine.</text:p>
      <text:p text:style-name="Horizontal_20_Line"/>
      <text:h text:style-name="Heading_20_2" text:outline-level="2">6) If ping is very slow, reconnect cleanly once</text:h>
      <text:p text:style-name="Text_20_body">If the link is alive but RTT is weirdly huge, do a clean reconnect:</text:p>
      <text:section text:style-name="Sect2" text:name="Section14">
        <text:p text:style-name="P1"><text:bookmark text:name="code-block-viewer Copy 13"/><text:span text:style-name="Source_20_Text">export IFACE=wlp3s0</text:span></text:p>
        <text:p text:style-name="Preformatted_20_Text"><text:span text:style-name="Source_20_Text">sudo dhclient -r "$IFACE" || true</text:span></text:p>
        <text:p text:style-name="Preformatted_20_Text"><text:span text:style-name="Source_20_Text">sudo ip link set "$IFACE" down</text:span></text:p>
        <text:p text:style-name="Preformatted_20_Text"><text:span text:style-name="Source_20_Text">sudo ip link set "$IFACE" up</text:span></text:p>
        <text:p text:style-name="Preformatted_20_Text"><text:span text:style-name="Source_20_Text">sudo iw dev "$IFACE" disconnect || true</text:span></text:p>
        <text:p text:style-name="Preformatted_20_Text"><text:span text:style-name="Source_20_Text">sudo iw dev "$IFACE" connect -w Wadud</text:span></text:p>
        <text:p text:style-name="Preformatted_20_Text"><text:span text:style-name="Source_20_Text">sudo dhclient "$IFACE"</text:span></text:p>
        <text:p text:style-name="P3"><text:span text:style-name="Source_20_Text">ping -I "$IFACE" -c 5 192.168.43.1</text:span></text:p>
      </text:section>
      <text:p text:style-name="Text_20_body">If the link now looks stable, continue.</text:p>
      <text:p text:style-name="Horizontal_20_Line"/>
      <text:h text:style-name="Heading_20_2" text:outline-level="2">7) Launch the GUI</text:h>
      <text:p text:style-name="Text_20_body">Run:</text:p>
      <text:section text:style-name="Sect2" text:name="Section15">
        <text:p text:style-name="P2"><text:bookmark text:name="code-block-viewer Copy 14"/><text:span text:style-name="Source_20_Text">sudo -E python3 -B ~/csi_gui_qt_v3.py</text:span></text:p>
      </text:section>
      <text:p text:style-name="Text_20_body">That is still the correct working launcher from the startup guide. </text:p>
      <text:p text:style-name="Horizontal_20_Line"/>
      <text:h text:style-name="Heading_20_2" text:outline-level="2"><text:soft-page-break/>8) Fill the GUI fields</text:h>
      <text:p text:style-name="Text_20_body">Use:</text:p>
      <text:list text:style-name="L17">
        <text:list-item>
          <text:p text:style-name="P40">Subject ID = as needed </text:p>
        </text:list-item>
        <text:list-item>
          <text:p text:style-name="P40">Trial ID = next clean trial </text:p>
        </text:list-item>
        <text:list-item>
          <text:p text:style-name="P40">Direction = e.g. <text:span text:style-name="Source_20_Text">L2R</text:span> </text:p>
        </text:list-item>
        <text:list-item>
          <text:p text:style-name="P40">Duration = <text:span text:style-name="Source_20_Text">7 s</text:span> to <text:span text:style-name="Source_20_Text">10 s</text:span> </text:p>
        </text:list-item>
        <text:list-item>
          <text:p text:style-name="P40">Ping Interval = <text:span text:style-name="Source_20_Text">0.010 s</text:span> </text:p>
        </text:list-item>
        <text:list-item>
          <text:p text:style-name="P40">Interface = <text:span text:style-name="Source_20_Text">wlp3s0</text:span> </text:p>
        </text:list-item>
        <text:list-item>
          <text:p text:style-name="P40">SSID = <text:span text:style-name="Source_20_Text">Wadud</text:span> </text:p>
        </text:list-item>
        <text:list-item>
          <text:p text:style-name="P39">Gateway = <text:span text:style-name="Source_20_Text">192.168.43.1</text:span> </text:p>
        </text:list-item>
      </text:list>
      <text:p text:style-name="Text_20_body">These are the proven working values from the guide and your successful trials. The guide specifically recommends <text:span text:style-name="Source_20_Text">0.010 s</text:span> ping interval and <text:span text:style-name="Source_20_Text">7–10 s</text:span> duration for rich trials. </text:p>
      <text:p text:style-name="Horizontal_20_Line"/>
      <text:h text:style-name="Heading_20_2" text:outline-level="2">9) New button order inside the GUI</text:h>
      <text:p text:style-name="Text_20_body"><text:span text:style-name="Strong_20_Emphasis">Do not press </text:span><text:span text:style-name="Strong_20_Emphasis"><text:span text:style-name="Source_20_Text">Connect AP</text:span></text:span><text:span text:style-name="Strong_20_Emphasis">.</text:span></text:p>
      <text:p text:style-name="Text_20_body">Use this revised order:</text:p>
      <text:list text:style-name="L18">
        <text:list-item>
          <text:p text:style-name="P42"><text:span text:style-name="Strong_20_Emphasis">Preflight</text:span> </text:p>
        </text:list-item>
        <text:list-item>
          <text:p text:style-name="P41"><text:span text:style-name="Strong_20_Emphasis">Start Capture</text:span> </text:p>
        </text:list-item>
      </text:list>
      <text:p text:style-name="Text_20_body">Why:</text:p>
      <text:list text:style-name="L19">
        <text:list-item>
          <text:p text:style-name="P44">original guide used <text:span text:style-name="Source_20_Text">Connect AP -&gt; Preflight -&gt; Start Capture</text:span> </text:p>
        </text:list-item>
        <text:list-item>
          <text:p text:style-name="P44">but in your tested environment, <text:span text:style-name="Source_20_Text">Connect AP</text:span> can freeze the GUI </text:p>
        </text:list-item>
        <text:list-item>
          <text:p text:style-name="P43">you already connected manually, so <text:span text:style-name="Source_20_Text">Preflight</text:span> is enough </text:p>
        </text:list-item>
      </text:list>
      <text:p text:style-name="Horizontal_20_Line"/>
      <text:h text:style-name="Heading_20_2" text:outline-level="2">10) When does capture actually start?</text:h>
      <text:p text:style-name="Text_20_body">Capture starts when you click <text:span text:style-name="Strong_20_Emphasis"><text:span text:style-name="Source_20_Text">Start Capture</text:span></text:span>.</text:p>
      <text:p text:style-name="Text_20_body">Do <text:span text:style-name="Strong_20_Emphasis">not</text:span> wait for the popup OK before starting to move.</text:p>
      <text:p text:style-name="Text_20_body">So:</text:p>
      <text:list text:style-name="L20">
        <text:list-item>
          <text:p text:style-name="P46">click <text:span text:style-name="Source_20_Text">Start Capture</text:span> </text:p>
        </text:list-item>
        <text:list-item>
          <text:p text:style-name="P45">immediately perform the trial </text:p>
        </text:list-item>
      </text:list>
      <text:p text:style-name="Text_20_body">The original guide already states that capture begins when you click <text:span text:style-name="Source_20_Text">Start Capture</text:span>, not after acknowledging the popup. </text:p>
      <text:p text:style-name="Horizontal_20_Line"/>
      <text:h text:style-name="Heading_20_2" text:outline-level="2"><text:soft-page-break/>11) After the trial, verify the output</text:h>
      <text:p text:style-name="Text_20_body">Replace the trial path with the current one:</text:p>
      <text:section text:style-name="Sect2" text:name="Section16">
        <text:p text:style-name="P2"><text:bookmark text:name="code-block-viewer Copy 15"/><text:span text:style-name="Source_20_Text">ls -lh /home/baymax/csi_sessions/subj_01/trial_14</text:span></text:p>
      </text:section>
      <text:p text:style-name="Text_20_body">A successful trial should contain:</text:p>
      <text:list text:style-name="L21">
        <text:list-item>
          <text:p text:style-name="P48"><text:span text:style-name="Source_20_Text">session_raw.csi.dat</text:span> </text:p>
        </text:list-item>
        <text:list-item>
          <text:p text:style-name="P48"><text:span text:style-name="Source_20_Text">session.json</text:span> </text:p>
        </text:list-item>
        <text:list-item>
          <text:p text:style-name="P48"><text:span text:style-name="Source_20_Text">logger_stdout.txt</text:span> </text:p>
        </text:list-item>
        <text:list-item>
          <text:p text:style-name="P48"><text:span text:style-name="Source_20_Text">ping.txt</text:span> </text:p>
        </text:list-item>
        <text:list-item>
          <text:p text:style-name="P48"><text:span text:style-name="Source_20_Text">end.json</text:span> </text:p>
        </text:list-item>
        <text:list-item>
          <text:p text:style-name="P47"><text:span text:style-name="Source_20_Text">backend_status.json</text:span> </text:p>
        </text:list-item>
      </text:list>
      <text:p text:style-name="Text_20_body">The most important thing:</text:p>
      <text:list text:style-name="L22">
        <text:list-item>
          <text:p text:style-name="P50"><text:span text:style-name="Source_20_Text">session_raw.csi.dat</text:span> must exist </text:p>
        </text:list-item>
        <text:list-item>
          <text:p text:style-name="P49">size must be <text:span text:style-name="Strong_20_Emphasis">greater than 0</text:span> </text:p>
        </text:list-item>
      </text:list>
      <text:p text:style-name="Horizontal_20_Line"/>
      <text:h text:style-name="Heading_20_2" text:outline-level="2">12) Richness check</text:h>
      <text:p text:style-name="Text_20_body">Run:</text:p>
      <text:section text:style-name="Sect2" text:name="Section17">
        <text:p text:style-name="P1"><text:bookmark text:name="code-block-viewer Copy 16"/><text:span text:style-name="Source_20_Text">ls -lh /home/baymax/csi_sessions/subj_01/trial_14/session_raw.csi.dat</text:span></text:p>
        <text:p text:style-name="Preformatted_20_Text"><text:span text:style-name="Source_20_Text">wc -l /home/baymax/csi_sessions/subj_01/trial_14/logger_stdout.txt</text:span></text:p>
        <text:p text:style-name="Preformatted_20_Text"><text:span text:style-name="Source_20_Text">tail -n 20 /home/baymax/csi_sessions/subj_01/trial_14/ping.txt</text:span></text:p>
        <text:p text:style-name="P3"><text:span text:style-name="Source_20_Text">awk '/packets transmitted/ {tx=$1} /time / {gsub("ms","",$10); t=$10/1000} END {if (t&gt;0) printf "Packets/sec = %.2f\n", tx/t; else print "Could not compute"}' /home/baymax/csi_sessions/subj_01/trial_14/ping.txt</text:span></text:p>
      </text:section>
      <text:p text:style-name="Text_20_body">The startup guide’s rich-trial reference range is roughly:</text:p>
      <text:list text:style-name="L23">
        <text:list-item>
          <text:p text:style-name="P52"><text:span text:style-name="Strong_20_Emphasis">79–91 packets/sec</text:span> </text:p>
        </text:list-item>
        <text:list-item>
          <text:p text:style-name="P51">raw file size around <text:span text:style-name="Strong_20_Emphasis">66 KB to 136 KB</text:span> depending on duration </text:p>
        </text:list-item>
      </text:list>
      <text:p text:style-name="Horizontal_20_Line"/>
      <text:h text:style-name="Heading_20_1" text:outline-level="1">The new quick-start version</text:h>
      <text:p text:style-name="Text_20_body">After reboot, do this exact sequence:</text:p>
      <text:section text:style-name="Sect2" text:name="Section18">
        <text:p text:style-name="P1"><text:bookmark text:name="code-block-viewer Copy 17"/><text:span text:style-name="Source_20_Text">uname -r</text:span></text:p>
        <text:p text:style-name="Preformatted_20_Text"><text:span text:style-name="Source_20_Text">iw dev</text:span></text:p>
        <text:p text:style-name="Preformatted_20_Text"><text:span text:style-name="Source_20_Text">nmcli dev status</text:span></text:p>
        <text:p text:style-name="Preformatted_20_Text"><text:span text:style-name="Source_20_Text">ls -l ~/capture_trial_backend.sh</text:span></text:p>
        <text:p text:style-name="P3"><text:span text:style-name="Source_20_Text">ls -l ~/csi_gui_qt_v3.py</text:span></text:p>
      </text:section>
      <text:p text:style-name="Text_20_body">If <text:span text:style-name="Source_20_Text">wlp3s0</text:span> is missing:</text:p>
      <text:section text:style-name="Sect2" text:name="Section19">
        <text:p text:style-name="P1"><text:bookmark text:name="code-block-viewer Copy 18"/><text:span text:style-name="Source_20_Text">sudo modprobe iwlwifi connector_log=0x1</text:span></text:p>
        <text:p text:style-name="Preformatted_20_Text"><text:span text:style-name="Source_20_Text">sleep 3</text:span></text:p>
        <text:p text:style-name="Preformatted_20_Text"><text:span text:style-name="Source_20_Text">iw dev</text:span></text:p>
        <text:p text:style-name="P3"><text:span text:style-name="Source_20_Text">ip link</text:span></text:p>
      </text:section>
      <text:p text:style-name="Text_20_body"><text:soft-page-break/>Then always connect manually:</text:p>
      <text:section text:style-name="Sect2" text:name="Section20">
        <text:p text:style-name="P1"><text:bookmark text:name="code-block-viewer Copy 19"/><text:span text:style-name="Source_20_Text">export IFACE=wlp3s0</text:span></text:p>
        <text:p text:style-name="Preformatted_20_Text"><text:span text:style-name="Source_20_Text">sudo ip link set "$IFACE" up</text:span></text:p>
        <text:p text:style-name="Preformatted_20_Text"><text:span text:style-name="Source_20_Text">sudo iw dev "$IFACE" connect -w Wadud</text:span></text:p>
        <text:p text:style-name="Preformatted_20_Text"><text:span text:style-name="Source_20_Text">sudo dhclient "$IFACE"</text:span></text:p>
        <text:p text:style-name="P3"><text:span text:style-name="Source_20_Text">ping -I "$IFACE" -c 3 192.168.43.1</text:span></text:p>
      </text:section>
      <text:p text:style-name="Text_20_body">Then launch GUI:</text:p>
      <text:section text:style-name="Sect2" text:name="Section21">
        <text:p text:style-name="P2"><text:bookmark text:name="code-block-viewer Copy 20"/><text:span text:style-name="Source_20_Text">sudo -E python3 -B ~/csi_gui_qt_v3.py</text:span></text:p>
      </text:section>
      <text:p text:style-name="Text_20_body">Then in the GUI:</text:p>
      <text:list text:style-name="L24">
        <text:list-item>
          <text:p text:style-name="P54">set fields </text:p>
        </text:list-item>
        <text:list-item>
          <text:p text:style-name="P54"><text:span text:style-name="Strong_20_Emphasis">skip </text:span><text:span text:style-name="Strong_20_Emphasis"><text:span text:style-name="Source_20_Text">Connect AP</text:span></text:span> </text:p>
        </text:list-item>
        <text:list-item>
          <text:p text:style-name="P54">press <text:span text:style-name="Strong_20_Emphasis"><text:span text:style-name="Source_20_Text">Preflight</text:span></text:span> </text:p>
        </text:list-item>
        <text:list-item>
          <text:p text:style-name="P53">press <text:span text:style-name="Strong_20_Emphasis"><text:span text:style-name="Source_20_Text">Start Capture</text:span></text:span> </text:p>
        </text:list-item>
      </text:list>
      <text:p text:style-name="Horizontal_20_Line"/>
      <text:h text:style-name="Heading_20_1" text:outline-level="1">Troubleshooting branches</text:h>
      <text:h text:style-name="Heading_20_2" text:outline-level="2">A) <text:span text:style-name="Source_20_Text">wlp3s0</text:span> missing after reboot</text:h>
      <text:p text:style-name="Text_20_body">Run:</text:p>
      <text:section text:style-name="Sect2" text:name="Section22">
        <text:p text:style-name="P1"><text:bookmark text:name="code-block-viewer Copy 21"/><text:span text:style-name="Source_20_Text">lspci | grep -i -E 'network|wireless'</text:span></text:p>
        <text:p text:style-name="Preformatted_20_Text"><text:span text:style-name="Source_20_Text">rfkill list</text:span></text:p>
        <text:p text:style-name="Preformatted_20_Text"><text:span text:style-name="Source_20_Text">lsmod | grep -E 'iwlwifi|iwldvm|mac80211'</text:span></text:p>
        <text:p text:style-name="Preformatted_20_Text"><text:span text:style-name="Source_20_Text">sudo modprobe iwlwifi connector_log=0x1</text:span></text:p>
        <text:p text:style-name="Preformatted_20_Text"><text:span text:style-name="Source_20_Text">sleep 3</text:span></text:p>
        <text:p text:style-name="Preformatted_20_Text"><text:span text:style-name="Source_20_Text">iw dev</text:span></text:p>
        <text:p text:style-name="Preformatted_20_Text"><text:span text:style-name="Source_20_Text">ip link</text:span></text:p>
        <text:p text:style-name="P3"><text:span text:style-name="Source_20_Text">dmesg | tail -n 50</text:span></text:p>
      </text:section>
      <text:h text:style-name="Heading_20_2" text:outline-level="2">B) Manual connect fails</text:h>
      <text:p text:style-name="Text_20_body">Run:</text:p>
      <text:section text:style-name="Sect2" text:name="Section23">
        <text:p text:style-name="P1"><text:bookmark text:name="code-block-viewer Copy 22"/><text:span text:style-name="Source_20_Text">iwconfig wlp3s0</text:span></text:p>
        <text:p text:style-name="Preformatted_20_Text"><text:span text:style-name="Source_20_Text">ip addr show wlp3s0</text:span></text:p>
        <text:p text:style-name="Preformatted_20_Text"><text:span text:style-name="Source_20_Text">ip route | grep wlp3s0</text:span></text:p>
        <text:p text:style-name="P3"><text:span text:style-name="Source_20_Text">dmesg | tail -n 50</text:span></text:p>
      </text:section>
      <text:h text:style-name="Heading_20_2" text:outline-level="2">C) GUI freezes again</text:h>
      <text:p text:style-name="Text_20_body">Force quit it, reconnect manually, relaunch GUI, and use only:</text:p>
      <text:list text:style-name="L25">
        <text:list-item>
          <text:p text:style-name="P56"><text:span text:style-name="Source_20_Text">Preflight</text:span> </text:p>
        </text:list-item>
        <text:list-item>
          <text:p text:style-name="P55"><text:span text:style-name="Source_20_Text">Start Capture</text:span> </text:p>
        </text:list-item>
      </text:list>
      <text:h text:style-name="Heading_20_2" text:outline-level="2"><text:soft-page-break/>D) Raw file is zero bytes</text:h>
      <text:p text:style-name="Text_20_body">Run:</text:p>
      <text:section text:style-name="Sect2" text:name="Section24">
        <text:p text:style-name="P1"><text:bookmark text:name="code-block-viewer Copy 23"/><text:span text:style-name="Source_20_Text">cat /home/baymax/csi_sessions/subj_01/trial_14/logger_stdout.txt</text:span></text:p>
        <text:p text:style-name="Preformatted_20_Text"><text:span text:style-name="Source_20_Text">echo "-----"</text:span></text:p>
        <text:p text:style-name="P3"><text:span text:style-name="Source_20_Text">cat /home/baymax/csi_sessions/subj_01/trial_14/ping.txt</text:span></text:p>
      </text:section>
      <text:p text:style-name="Text_20_body">The original guide already uses these files as the first debug path for zero-byte output. </text:p>
      <text:p text:style-name="Horizontal_20_Line"/>
      <text:h text:style-name="Heading_20_1" text:outline-level="1">Final one-line rule</text:h>
      <text:p text:style-name="Text_20_body"><text:span text:style-name="Strong_20_Emphasis">After reboot: hotspot ON -&gt; verify </text:span><text:span text:style-name="Strong_20_Emphasis"><text:span text:style-name="Source_20_Text">wlp3s0</text:span></text:span><text:span text:style-name="Strong_20_Emphasis"> -&gt; manually connect </text:span><text:span text:style-name="Strong_20_Emphasis"><text:span text:style-name="Source_20_Text">wlp3s0</text:span></text:span><text:span text:style-name="Strong_20_Emphasis"> to </text:span><text:span text:style-name="Strong_20_Emphasis"><text:span text:style-name="Source_20_Text">Wadud</text:span></text:span><text:span text:style-name="Strong_20_Emphasis"> -&gt; launch GUI -&gt; skip </text:span><text:span text:style-name="Strong_20_Emphasis"><text:span text:style-name="Source_20_Text">Connect AP</text:span></text:span><text:span text:style-name="Strong_20_Emphasis"> -&gt; use </text:span><text:span text:style-name="Strong_20_Emphasis"><text:span text:style-name="Source_20_Text">Preflight -&gt; Start Capture</text:span></text:span><text:span text:style-name="Strong_20_Emphasis">.</text:span></text:p>
      <text:p text:style-name="Text_20_body">If you want, I can turn this revised version into an updated DOCX that replaces the old startup guid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38:56.860048146</meta:creation-date>
    <dc:date>2026-05-13T09:41:20.221044880</dc:date>
    <meta:editing-duration>PT2M22S</meta:editing-duration>
    <meta:editing-cycles>2</meta:editing-cycles>
    <meta:generator>LibreOffice/24.2.7.2$Linux_X86_64 LibreOffice_project/420$Build-2</meta:generator>
    <meta:document-statistic meta:table-count="0" meta:image-count="51" meta:object-count="0" meta:page-count="46" meta:paragraph-count="402" meta:word-count="2853" meta:character-count="16972" meta:non-whitespace-character-count="14461"/>
  </office:meta>
</office:document-meta>
</file>